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ajMarshaler.shouldIncludeProperty( NormalizedMessage normalizedMessage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Marshaler.addSoapAttachments( SOAPMessage soapMessage , NormalizedMessage normalized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aajMarshaler.toNMS( NormalizedMessage normalizedMessage , SOAPMessage soapMessag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SaajMarshaler.createSOAPMessage(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ajMarshaler.createMessag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Marshaler.asDataHandler( AttachmentPart attach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Marshaler.setMessageFactory( MessageFactory messag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Marshaler.shouldIncludeHeader( NormalizedMessage normalizedMessage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Marshaler.addSoapProperties( SOAPMessage soapMessage , NormalizedMessage normalized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aajMarshaler.addNmsAttachments( NormalizedMessage normalizedMessage , SOAPMessage soap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ajMarshaler.getMessage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ajMarshaler.addNmsProperties( NormalizedMessage normalizedMessage , SOAPMessage soap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